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transparent" fo:padding="0cm" fo:border="none" style:writing-mode="lr-tb">
        <style:background-image/>
      </style:paragraph-properties>
    </style:style>
    <style:style style:name="P2"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inherit" fo:font-size="21pt" fo:letter-spacing="normal" fo:language="de" fo:country="DE" fo:font-style="normal" fo:font-weight="normal"/>
    </style:style>
    <style:style style:name="P3"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4"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P5" style:family="paragraph" style:parent-style-name="Preformatted_20_Text">
      <style:paragraph-properties fo:margin-top="0cm" fo:margin-bottom="0cm" style:line-height-at-least="0.953cm" fo:text-align="start" style:justify-single-word="false" fo:orphans="2" fo:widows="2" fo:background-color="transparent" fo:padding="0cm" fo:border="none" style:writing-mode="lr-tb">
        <style:background-image/>
      </style:paragraph-properties>
      <style:text-properties style:font-name="inherit" fo:font-size="21pt"/>
    </style:style>
    <style:style style:name="P6"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7"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8" style:family="paragraph" style:parent-style-name="Preformatted_20_Text">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style:font-name="Arial" fo:font-size="12pt" style:font-size-asian="12pt" style:font-size-complex="12pt"/>
    </style:style>
    <style:style style:name="P9" style:family="paragraph" style:parent-style-name="Preformatted_20_Text">
      <style:paragraph-properties fo:margin-top="0cm" fo:margin-bottom="0cm" style:line-height-at-least="0.953cm" fo:text-align="start" style:justify-single-word="false" fo:orphans="2" fo:widows="2" fo:background-color="transparent"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10"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transparent" fo:padding="0cm" fo:border="none" style:writing-mode="lr-tb">
        <style:background-image/>
      </style:paragraph-properties>
      <style:text-properties style:font-name="Arial" fo:font-size="12pt" fo:language="de" fo:country="DE" style:font-size-asian="12pt" style:font-size-complex="12pt"/>
    </style:style>
    <style:style style:name="P11"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transparent" fo:padding="0cm" fo:border="none" style:writing-mode="lr-tb">
        <style:background-image/>
      </style:paragraph-properties>
      <style:text-properties style:font-name="Arial" fo:font-size="12pt" style:font-size-asian="12pt" style:font-size-complex="12pt"/>
    </style:style>
    <style:style style:name="P12"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transparent"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P13" style:family="paragraph" style:parent-style-name="Preformatted_20_Text">
      <style:paragraph-properties fo:margin-left="0cm" fo:margin-right="0cm" fo:margin-top="0cm" fo:margin-bottom="0cm" style:line-height-at-least="0.953cm" fo:text-align="start" style:justify-single-word="false" fo:orphans="2" fo:widows="2" fo:text-indent="0cm" style:auto-text-indent="false"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bold" style:font-size-asian="12pt" style:font-weight-asian="bold" style:font-size-complex="12pt" style:font-weight-complex="bold"/>
    </style:style>
    <style:style style:name="P14" style:family="paragraph" style:parent-style-name="Text_20_body" style:list-style-name="L1">
      <style:paragraph-properties fo:padding="0.049cm" fo:border="0.002cm solid #d9d9e3"/>
    </style:style>
    <style:style style:name="P15" style:family="paragraph" style:parent-style-name="Text_20_body">
      <style:paragraph-properties fo:padding="0.049cm" fo:border="0.002cm solid #d9d9e3"/>
      <style:text-properties style:font-name="Arial" fo:font-size="12pt" style:font-size-asian="12pt" style:font-size-complex="12pt"/>
    </style:style>
    <style:style style:name="P16" style:family="paragraph" style:parent-style-name="Text_20_body">
      <style:paragraph-properties fo:margin-top="0cm" fo:margin-bottom="0cm" style:line-height-at-least="0.953cm" fo:text-align="start" style:justify-single-word="false" fo:orphans="2" fo:widows="2" fo:background-color="#f8f9fa" fo:padding="0cm" fo:border="none" style:writing-mode="lr-tb">
        <style:background-image/>
      </style:paragraph-properties>
      <style:text-properties fo:font-variant="normal" fo:text-transform="none" fo:color="#202124" style:font-name="Arial" fo:font-size="12pt" fo:letter-spacing="normal" fo:language="de" fo:country="DE" fo:font-style="normal" fo:font-weight="normal" style:font-size-asian="12pt" style:font-size-complex="12pt"/>
    </style:style>
    <style:style style:name="T1" style:family="text">
      <style:text-properties fo:font-variant="normal" fo:text-transform="none" fo:color="#202124" fo:letter-spacing="normal" fo:language="de" fo:country="DE" fo:font-style="normal" fo:font-weight="normal"/>
    </style:style>
    <style:style style:name="T2" style:family="text">
      <style:text-properties fo:font-variant="normal" fo:text-transform="none" fo:color="#202124" style:font-name="Arial" fo:font-size="12pt" fo:letter-spacing="normal" fo:language="de" fo:country="DE" fo:font-style="normal" fo:font-weight="normal" style:font-size-asian="12pt" style:font-size-complex="12pt"/>
    </style:style>
    <style:style style:name="T3" style:family="text">
      <style:text-properties fo:font-variant="normal" fo:text-transform="none" fo:color="#202124" fo:font-size="12pt" fo:letter-spacing="normal" fo:language="de" fo:country="DE" fo:font-style="normal" fo:font-weight="normal" style:font-size-asian="12pt" style:font-size-complex="12pt"/>
    </style:style>
    <style:style style:name="T4" style:family="text">
      <style:text-properties fo:font-variant="normal" fo:text-transform="none" fo:color="#202124" style:font-name="Arial" fo:letter-spacing="normal" fo:language="de" fo:country="DE" fo:font-style="normal" fo:font-weight="normal"/>
    </style:style>
    <style:style style:name="T5" style:family="text">
      <style:text-properties fo:font-variant="normal" fo:text-transform="none" fo:color="#202124" style:font-name="Arial" fo:font-size="12pt" fo:letter-spacing="normal" fo:language="de" fo:country="DE" fo:font-style="normal" fo:font-weight="normal" style:font-size-asian="12pt" style:font-size-complex="12pt"/>
    </style:style>
    <style:style style:name="T6" style:family="text">
      <style:text-properties fo:font-variant="normal" fo:text-transform="none" fo:color="#000000" fo:letter-spacing="normal" fo:language="de" fo:country="DE" fo:font-style="normal"/>
    </style:style>
    <style:style style:name="T7" style:family="text">
      <style:text-properties fo:font-variant="normal" fo:text-transform="none" fo:color="#000000" style:font-name="Arial" fo:font-size="12pt" fo:letter-spacing="normal" fo:language="de" fo:country="DE" fo:font-style="normal" style:font-size-asian="12pt" style:font-size-complex="12pt"/>
    </style:style>
    <style:style style:name="T8" style:family="text">
      <style:text-properties fo:font-variant="normal" fo:text-transform="none" fo:color="#000000" fo:font-size="12pt" fo:letter-spacing="normal" fo:language="de" fo:country="DE" fo:font-style="normal" style:font-size-asian="12pt" style:font-size-complex="12pt"/>
    </style:style>
    <style:style style:name="T9" style:family="text">
      <style:text-properties fo:font-variant="normal" fo:text-transform="none" fo:color="#000000" style:font-name="Arial" fo:letter-spacing="normal" fo:language="de" fo:country="DE" fo:font-style="normal"/>
    </style:style>
    <style:style style:name="T10" style:family="text">
      <style:text-properties fo:font-variant="normal" fo:text-transform="none" fo:color="#000000" style:font-name="Arial" fo:font-size="12pt" fo:letter-spacing="normal" fo:language="de" fo:country="DE" fo:font-style="normal" style:font-size-asian="12pt" style:font-size-complex="12pt"/>
    </style:style>
    <style:style style:name="T11" style:family="text">
      <style:text-properties fo:color="#000000"/>
    </style:style>
    <style:style style:name="T12" style:family="text">
      <style:text-properties fo:color="#000000" style:font-name="Arial" fo:font-size="12pt" style:font-size-asian="12pt" style:font-size-complex="12pt"/>
    </style:style>
    <style:style style:name="T13" style:family="text">
      <style:text-properties fo:color="#000000" fo:font-size="12pt" style:font-size-asian="12pt" style:font-size-complex="12pt"/>
    </style:style>
    <style:style style:name="T14" style:family="text">
      <style:text-properties fo:color="#000000" style:font-name="Arial"/>
    </style:style>
    <style:style style:name="T15" style:family="text">
      <style:text-properties fo:color="#000000" style:font-name="Arial" fo:font-size="12pt" style:font-size-asian="12pt" style:font-size-complex="12pt"/>
    </style:style>
    <style:style style:name="T16" style:family="text">
      <style:text-properties fo:font-weight="bold" style:font-weight-asian="bold" style:font-weight-complex="bold"/>
    </style:style>
    <style:style style:name="T17" style:family="text">
      <style:text-properties style:font-name="Arial" fo:font-size="12pt" fo:language="de" fo:country="DE" style:font-size-asian="12pt" style:font-size-complex="12pt"/>
    </style:style>
    <style:style style:name="T18" style:family="text">
      <style:text-properties style:font-name="Arial" fo:font-size="12pt" style:font-size-asian="12pt" style:font-size-complex="12pt"/>
    </style:style>
    <style:style style:name="T19" style:family="text">
      <style:text-properties fo:font-size="12pt" style:font-size-asian="12pt" style:font-size-complex="12pt"/>
    </style:style>
    <style:style style:name="T20" style:family="text">
      <style:text-properties fo:font-size="12pt" fo:language="de" fo:country="DE" style:font-size-asian="12pt" style:font-size-complex="12pt"/>
    </style:style>
    <style:style style:name="T21" style:family="text">
      <style:text-properties style:font-name="Arial"/>
    </style:style>
    <style:style style:name="T22" style:family="text">
      <style:text-properties style:font-name="Arial" fo:font-weight="bold" style:font-weight-asian="bold" style:font-weight-complex="bold"/>
    </style:style>
    <style:style style:name="T23" style:family="text">
      <style:text-properties style:font-name="Arial" fo:font-size="12pt" fo:language="de" fo:country="DE" style:font-size-asian="12pt" style:font-size-complex="12pt"/>
    </style:style>
    <style:style style:name="T24" style:family="text">
      <style:text-properties style:font-name="Arial" fo:font-size="12pt" style:font-size-asian="12pt" style:font-size-complex="12pt"/>
    </style:style>
    <style:style style:name="T25" style:family="text">
      <style:text-properties style:font-name="Arial" fo:language="de" fo:country="D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8f9fa"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tw-target-text"/>IDS und IPS</text:p>
      <text:p text:style-name="P3">Intrusion Detection Systems (IDS) und Intrusion Prevention Systems (IPS) sind zwei Arten von Netzwerksicherheitsprodukten, die dem Netzwerk einer Organisation eine weitere Schutzebene hinzufügen, um böswillige Akteure zu erkennen und vor ihnen zu schützen. Die Hauptfunktion eines IDS und IPS besteht darin, den Netzwerkverkehr mit einer Cyber-Bedrohungsdatenbank zu vergleichen, die bekannte Signaturen von Cyberangriffen enthält, und bei entsprechendem Datenverkehr eine Warnung auszulösen.</text:p>
      <text:p text:style-name="P3"/>
      <text:p text:style-name="P16"><text:line-break/><text:span text:style-name="T16">Im Bereich Netzwerksicherheit:</text:span></text:p>
      <text:list xml:id="list4408644139462750949" text:style-name="L1">
        <text:list-item>
          <text:p text:style-name="P14"><text:span text:style-name="Strong_20_Emphasis"><text:span text:style-name="T18">IDS (Intrusion Detection System):</text:span></text:span><text:span text:style-name="T18"> Ein IDS ist ein Sicherheitstool, das den Netzwerkverkehr oder Systemaktivitäten auf verdächtige Muster oder Anomalien überwacht, die auf unbefugten Zugriff, Angriffe oder Sicherheitsverletzungen hinweisen könnten. Es analysiert den ein- und ausgehenden Datenverkehr und löst Warnungen oder Benachrichtigungen aus, wenn potenziell schädliche Aktivitäten erkannt werden. IDS-Systeme arbeiten passiv und beobachten und identifizieren potenzielle Bedrohungen, ohne direkte Maßnahmen zu ergreifen, um sie zu stoppen.</text:span></text:p>
        </text:list-item>
        <text:list-item>
          <text:p text:style-name="P14"><text:span text:style-name="Strong_20_Emphasis"><text:span text:style-name="T18">IPS (Intrusion Prevention System):</text:span></text:span><text:span text:style-name="T18"> Ein IPS ist ein Sicherheitstool, das nicht nur potenzielle Bedrohungen wie ein IDS erkennt, sondern auch aktiv Maßnahmen ergreift, um diese Bedrohungen zu verhindern oder zu blockieren. Es überwacht den Netzwerkverkehr in Echtzeit und kann automatisch auf verdächtige Aktivitäten reagieren, indem es den Zugriff blockiert oder andere vordefinierte Maßnahmen ergreift, um zu verhindern, dass die erkannte Bedrohung ihr Ziel erreicht.</text:span></text:p>
        </text:list-item>
      </text:list>
      <text:p text:style-name="P15">Während sowohl IDS als auch IPS den Netzwerkverkehr auf potenzielle Bedrohungen überwachen, warnt ein IDS im Wesentlichen Administratoren oder Sicherheitsteams vor verdächtigen Aktivitäten, während ein IPS zusätzlich über die Fähigkeit verfügt, automatisierte Maßnahmen zu ergreifen, um diese Bedrohungen in Echtzeit zu blockieren oder abzuschwächen.</text:p>
      <text:p text:style-name="P3"/>
      <text:p text:style-name="P3"/>
      <text:p text:style-name="P4"><text:span text:style-name="Strong_20_Emphasis"><text:span text:style-name="T9">How do they work?</text:span></text:span><text:span text:style-name="T4"> </text:span></text:p>
      <text:p text:style-name="P4"/>
      <text:p text:style-name="P3">Obwohl beide Produkte die gleiche Aufgabe erfüllen, funktionieren sie auf unterschiedliche Weise.</text:p>
      <text:p text:style-name="P4"/>
      <text:p text:style-name="P3"><text:span text:style-name="Strong_20_Emphasis"><text:span text:style-name="T14">Intrusion detection system</text:span></text:span><text:span text:style-name="T22"> :</text:span><text:span text:style-name="T21"> Ein IDS soll einen vermuteten Vorfall identifizieren und eine Warnung auslösen, ohne Maßnahmen zu ergreifen, um das Eintreten des Vorfalls zu verhindern. </text:span><text:soft-page-break/><text:span text:style-name="T21">Gehen Sie davon aus, dass auf der Website eines Angreifers bösartiger Datenverkehr erkannt wird. In diesem Fall generiert das IDS eine Warnung und benachrichtigt den Analysten, sodass dieser alle erforderlichen Maßnahmen ergreifen kann.</text:span></text:p>
      <text:p text:style-name="P3"><text:span text:style-name="Strong_20_Emphasis"><text:span text:style-name="T14">Intrusion prevention system:</text:span></text:span><text:span text:style-name="T21"> <text:s/>Ein IPS hingegen soll bei Eintreten eines Ereignisses Maßnahmen ergreifen, um zu verhindern, dass etwas eine Bedrohung für das Netzwerk darstellt. Da Malware-Angriffe relativ schnell und komplizierter geworden sind, verringert ein IPS die erheblichen Auswirkungen dieser Angriffe.</text:span></text:p>
      <text:p text:style-name="P3"><text:bookmark text:name="tw-target-text1"/>Da beide Geräte die gleiche Funktion erfüllen, funktioniert IPS größtenteils ohne den Eingriff eines Analysten. Cybersicherheitsanalysten interagieren mit einem IDS, das Warnungen und Benachrichtigungen über das Geschehen im Netzwerk bereitstellt, sodass sie mit der Untersuchung und Verhinderung des Ereignisses beginnen können. In diesem Abschnitt erfahren Sie, wie Sie IDS in der Praxis anwenden.</text:p>
      <text:p text:style-name="P3"/>
      <text:p text:style-name="P3"><text:bookmark text:name="tw-target-text2"/>Ein IDS überwacht und analysiert kontinuierlich den Netzwerkverkehr, um Benutzer über ungewöhnliche Aktivitäten oder Datenschutzverletzungen zu informieren. Ein Sicherheitsinformations- und Ereignismanagementsystem (SIEM) wird häufig verwendet, um die erfassten Daten zu melden oder zu sammeln.</text:p>
      <text:p text:style-name="P3">Ein IDS erreicht dies, indem es Sensoren im Netzwerk platziert, die verschiedene Datentypen, wie Netzwerkpakete, Protokolldateien usw., sammeln und diese analysieren und kennzeichnen, wenn ein Einbruch erkannt wird.</text:p>
      <text:p text:style-name="P4"/>
      <text:p text:style-name="P3">Ein IDS-Mechanismus kann aufgrund typischer Überschneidungen des Verhaltens von Angreifern und autorisierten Benutzern zu falsch-positiven oder falsch-negativen Warnungen führen.</text:p>
      <text:p text:style-name="P4"/>
      <text:p text:style-name="P3">Daher besteht eine der komplexesten Herausforderungen bei der Konfiguration eines IDS darin, das richtige Gleichgewicht an Regeln zu finden, das es legitimen Benutzern ermöglicht, ordnungsgemäß im Netzwerk zu agieren, während unrechtmäßige Benutzer verhindert werden.</text:p>
      <text:p text:style-name="P4"><text:soft-page-break/></text:p>
      <text:p text:style-name="P7">False positive</text:p>
      <text:p text:style-name="P3">Ein falsch positives Ergebnis liegt vor, wenn ein System autorisierte Benutzer fälschlicherweise als Angreifer erkennt, was zu einem Fehlalarm führt.</text:p>
      <text:p text:style-name="P3"/>
      <text:p text:style-name="P7"><text:bookmark text:name="tw-target-text3"/>False Negative</text:p>
      <text:p text:style-name="P3">Ein falsches Negativ liegt vor, wenn ein Eindringling als legitimer Benutzer gekennzeichnet wird</text:p>
      <text:section text:style-name="Sect1" text:name="tw-container">
        <text:section text:style-name="Sect1" text:name="tw-ob">
          <text:section text:style-name="Sect2" text:name="tw-target">
            <text:section text:style-name="Sect1" text:name="kAz1tf">
              <text:section text:style-name="Sect1" text:name="tw-target-text-container">
                <text:p text:style-name="P10"><text:bookmark text:name="tw-target-text4"/>Im Folgenden sind zwei Ansätze aufgeführt, mit denen IDS Sensordaten untersuchen:</text:p>
                <text:p text:style-name="P5"><text:span text:style-name="Strong_20_Emphasis"><text:span text:style-name="T7">Anomaly detection</text:span></text:span><text:span text:style-name="T2"> : Die Anomalieerkennung ist eine neuere Technologie zur Erkennung und Anpassung unbekannter Angriffe, die als Reaktion auf die Zunahme neuer Malware entwickelt wurde. Diese Erkennungsmethode nutzt maschinelles Lernen, um ein definiertes vertrauenswürdiges Aktivitätsmodell zu erstellen und dann neues Verhalten mit diesem Vertrauensmodell zu vergleichen. Während dieser Ansatz die Erkennung bisher unbekannter Angriffe ermöglicht, ist er anfällig für Fehlalarme, bei denen zuvor nicht dokumentierte legitime Aktivitäten fälschlicherweise als böswillig eingestuft werden.</text:span></text:p>
                <text:p text:style-name="P9"/>
                <text:section text:style-name="Sect1" text:name="Bereich1">
                  <text:section text:style-name="Sect1" text:name="Bereich2">
                    <text:section text:style-name="Sect2" text:name="Bereich3">
                      <text:section text:style-name="Sect1" text:name="Bereich4">
                        <text:section text:style-name="Sect1" text:name="Bereich5">
                          <text:p text:style-name="P1"><text:span text:style-name="Strong_20_Emphasis"><text:span text:style-name="T7">Signature intrusion detection:</text:span></text:span><text:span text:style-name="T17"> : Signaturbasiertes IDS erkennt mögliche Bedrohungen, indem es nach bestimmten Mustern sucht, wie z. B. Bytesequenzen im Netzwerkverkehr oder bekannten bösartigen Befehlssequenzen, die von Malware verwendet werden. Diese Terminologie stammt aus der Antivirensoftware, die diese erkannten Muster als Signaturen bezeichnet. Obwohl signaturbasiertes IDS bekannte Angriffe problemlos erkennen kann, kann es neue Angriffe, für die keine Muster verfügbar sind, nicht erkennen. Die Erkennung basiert auf einer vorprogrammierten Liste bekannter Kompromittierungsindikatoren (IOCs). Ein IOC kann böswilliges Angriffsverhalten, den Inhalt von E-Mail-Betreffzeilen, Datei-Hashes, bekannte Bytesequenzen oder bösartige Domänen umfassen.</text:span></text:p>
                          <text:p text:style-name="P10"/>
                          <text:p text:style-name="P12"><text:bookmark text:name="tw-target-text5"/><text:soft-page-break/><text:span text:style-name="T16">Aktiver Schutz:</text:span> Verhindert Angriffe durch Reaktion auf Bedrohungen. Das bedeutet, dass das IDS auf alle Ereignisse reagiert, was zu einer Verlangsamung des Netzwerks führen kann. Mehrere Ereignisse könnten das System überlasten und dazu führen, dass es heruntergefahren wird, wodurch alle legitimen und schändlichen Aktivitäten blockiert werden.</text:p>
                          <text:p text:style-name="P4"/>
                          <text:p text:style-name="P2"><text:span text:style-name="Strong_20_Emphasis"><text:span text:style-name="T12">Passive protection:</text:span></text:span><text:span text:style-name="T18"> <text:s/>Protokolliert alle Ereignisse, ohne dass Maßnahmen ergriffen werden müssen. Alle Ereignisse werden gespeichert und müssen von einem Administrator oder Analysten überprüft werden, um weitere Maßnahmen zu ergreifen. Dadurch kann der Netzwerkverkehr ungehindert fließen. Dies bedeutet jedoch, dass bösartiger Datenverkehr zugelassen wird und ein Angriff durchgeführt werden könnte, bevor die Protokolle überprüft werden.</text:span></text:p>
                          <text:p text:style-name="P10"/>
                          <text:p text:style-name="P11"/>
                        </text:section>
                      </text:section>
                    </text:section>
                  </text:section>
                </text:section>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inherit" svg:font-family="inherit"/>
    <style:font-face style:name="sans-serif" svg:font-family="sans-serif"/>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44cm" fo:margin-bottom="1.997cm" fo:margin-left="1.402cm" fo:margin-right="1.15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23S</meta:editing-duration>
    <meta:editing-cycles>4</meta:editing-cycles>
    <meta:generator>OpenOffice/4.1.14$Win32 OpenOffice.org_project/4114m1$Build-9811</meta:generator>
    <dc:date>2023-11-29T16:27:31.55</dc:date>
    <dc:creator>kaos sevdalisi</dc:creator>
    <meta:document-statistic meta:table-count="0" meta:image-count="0" meta:object-count="0" meta:page-count="4" meta:paragraph-count="24" meta:word-count="835" meta:character-count="6575"/>
    <meta:user-defined meta:name="Info 1"/>
    <meta:user-defined meta:name="Info 2"/>
    <meta:user-defined meta:name="Info 3"/>
    <meta:user-defined meta:name="Info 4"/>
  </office:meta>
</office:document-meta>
</file>